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4.407cm" svg:y="0.1cm">
            <draw:object draw:notify-on-update-of-ranges="Sheet1.A1:Sheet1.A1 Sheet1.A2:Sheet1.A14 Sheet1.B1:Sheet1.B1 Sheet1.B2:Sheet1.B14 Sheet1.C1:Sheet1.C1 Sheet1.C2:Sheet1.C14 Sheet1.D1:Sheet1.D1 Sheet1.D2:Sheet1.D14 Sheet1.E1:Sheet1.E1 Sheet1.E2:Sheet1.E14 Sheet1.F1:Sheet1.F1 Sheet1.F2:Sheet1.F14 Sheet1.G1:Sheet1.G1 Sheet1.G2:Sheet1.G14 Sheet1.H1:Sheet1.H1 Sheet1.H2:Sheet1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8cm" svg:height="9.005cm" svg:x="11.758cm" svg:y="10.465cm">
            <draw:object draw:notify-on-update-of-ranges="Sheet1.A24:Sheet1.A24 Sheet1.A25:Sheet1.A45 Sheet1.B24:Sheet1.B24 Sheet1.B25:Sheet1.B45 Sheet1.C24:Sheet1.C24 Sheet1.C25:Sheet1.C45 Sheet1.D24:Sheet1.D24 Sheet1.D25:Sheet1.D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cao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0" calcext:value-type="float">
            <text:p>530</text:p>
          </table:table-cell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347" calcext:value-type="float">
            <text:p>347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75" calcext:value-type="float">
            <text:p>1975</text:p>
          </table:table-cell>
          <table:table-cell office:value-type="float" office:value="315" calcext:value-type="float">
            <text:p>315</text:p>
          </table:table-cell>
          <table:table-cell office:value-type="float" office:value="510" calcext:value-type="float">
            <text:p>510</text:p>
          </table:table-cell>
          <table:table-cell office:value-type="float" office:value="398" calcext:value-type="float">
            <text:p>398</text:p>
          </table:table-cell>
          <table:table-cell office:value-type="float" office:value="456" calcext:value-type="float">
            <text:p>456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673" calcext:value-type="float">
            <text:p>5673</text:p>
          </table:table-cell>
          <table:table-cell office:value-type="float" office:value="969" calcext:value-type="float">
            <text:p>969</text:p>
          </table:table-cell>
          <table:table-cell office:value-type="float" office:value="1973" calcext:value-type="float">
            <text:p>1973</text:p>
          </table:table-cell>
          <table:table-cell office:value-type="float" office:value="1539" calcext:value-type="float">
            <text:p>1539</text:p>
          </table:table-cell>
          <table:table-cell office:value-type="float" office:value="916" calcext:value-type="float">
            <text:p>916</text:p>
          </table:table-cell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652" calcext:value-type="float">
            <text:p>22652</text:p>
          </table:table-cell>
          <table:table-cell office:value-type="float" office:value="3808" calcext:value-type="float">
            <text:p>3808</text:p>
          </table:table-cell>
          <table:table-cell office:value-type="float" office:value="7481" calcext:value-type="float">
            <text:p>7481</text:p>
          </table:table-cell>
          <table:table-cell office:value-type="float" office:value="5981" calcext:value-type="float">
            <text:p>5981</text:p>
          </table:table-cell>
          <table:table-cell office:value-type="float" office:value="1863" calcext:value-type="float">
            <text:p>1863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9573" calcext:value-type="float">
            <text:p>89573</text:p>
          </table:table-cell>
          <table:table-cell office:value-type="float" office:value="15104" calcext:value-type="float">
            <text:p>15104</text:p>
          </table:table-cell>
          <table:table-cell office:value-type="float" office:value="29694" calcext:value-type="float">
            <text:p>29694</text:p>
          </table:table-cell>
          <table:table-cell office:value-type="float" office:value="23878" calcext:value-type="float">
            <text:p>23878</text:p>
          </table:table-cell>
          <table:table-cell office:value-type="float" office:value="3722" calcext:value-type="float">
            <text:p>3722</text:p>
          </table:table-cell>
          <table:table-cell office:value-type="float" office:value="922" calcext:value-type="float">
            <text:p>92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57773" calcext:value-type="float">
            <text:p>357773</text:p>
          </table:table-cell>
          <table:table-cell office:value-type="float" office:value="60235" calcext:value-type="float">
            <text:p>60235</text:p>
          </table:table-cell>
          <table:table-cell office:value-type="float" office:value="118963" calcext:value-type="float">
            <text:p>118963</text:p>
          </table:table-cell>
          <table:table-cell office:value-type="float" office:value="94254" calcext:value-type="float">
            <text:p>94254</text:p>
          </table:table-cell>
          <table:table-cell office:value-type="float" office:value="7490" calcext:value-type="float">
            <text:p>7490</text:p>
          </table:table-cell>
          <table:table-cell office:value-type="float" office:value="2007" calcext:value-type="float">
            <text:p>200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435733" calcext:value-type="float">
            <text:p>1435733</text:p>
          </table:table-cell>
          <table:table-cell office:value-type="float" office:value="242927" calcext:value-type="float">
            <text:p>242927</text:p>
          </table:table-cell>
          <table:table-cell office:value-type="float" office:value="478435" calcext:value-type="float">
            <text:p>478435</text:p>
          </table:table-cell>
          <table:table-cell office:value-type="float" office:value="374978" calcext:value-type="float">
            <text:p>374978</text:p>
          </table:table-cell>
          <table:table-cell office:value-type="float" office:value="14825" calcext:value-type="float">
            <text:p>14825</text:p>
          </table:table-cell>
          <table:table-cell office:value-type="float" office:value="4021" calcext:value-type="float">
            <text:p>402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744623" calcext:value-type="float">
            <text:p>5744623</text:p>
          </table:table-cell>
          <table:table-cell office:value-type="float" office:value="975070" calcext:value-type="float">
            <text:p>975070</text:p>
          </table:table-cell>
          <table:table-cell office:value-type="float" office:value="1899815" calcext:value-type="float">
            <text:p>1899815</text:p>
          </table:table-cell>
          <table:table-cell office:value-type="float" office:value="1496316" calcext:value-type="float">
            <text:p>1496316</text:p>
          </table:table-cell>
          <table:table-cell office:value-type="float" office:value="30669" calcext:value-type="float">
            <text:p>30669</text:p>
          </table:table-cell>
          <table:table-cell office:value-type="float" office:value="8425" calcext:value-type="float">
            <text:p>842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2980504" calcext:value-type="float">
            <text:p>22980504</text:p>
          </table:table-cell>
          <table:table-cell office:value-type="float" office:value="3899630" calcext:value-type="float">
            <text:p>3899630</text:p>
          </table:table-cell>
          <table:table-cell office:value-type="float" office:value="7600992" calcext:value-type="float">
            <text:p>7600992</text:p>
          </table:table-cell>
          <table:table-cell office:value-type="float" office:value="5977944" calcext:value-type="float">
            <text:p>5977944</text:p>
          </table:table-cell>
          <table:table-cell office:value-type="float" office:value="66765" calcext:value-type="float">
            <text:p>66765</text:p>
          </table:table-cell>
          <table:table-cell office:value-type="float" office:value="17854" calcext:value-type="float">
            <text:p>17854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2135161" calcext:value-type="float">
            <text:p>92135161</text:p>
          </table:table-cell>
          <table:table-cell office:value-type="float" office:value="15618357" calcext:value-type="float">
            <text:p>15618357</text:p>
          </table:table-cell>
          <table:table-cell office:value-type="float" office:value="30374179" calcext:value-type="float">
            <text:p>30374179</text:p>
          </table:table-cell>
          <table:table-cell office:value-type="float" office:value="23846341" calcext:value-type="float">
            <text:p>23846341</text:p>
          </table:table-cell>
          <table:table-cell office:value-type="float" office:value="160483" calcext:value-type="float">
            <text:p>160483</text:p>
          </table:table-cell>
          <table:table-cell office:value-type="float" office:value="41554" calcext:value-type="float">
            <text:p>41554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132" calcext:value-type="float">
            <text:p>326132</text:p>
          </table:table-cell>
          <table:table-cell office:value-type="float" office:value="79324" calcext:value-type="float">
            <text:p>79324</text:p>
          </table:table-cell>
          <table:table-cell office:value-type="float" office:value="16583" calcext:value-type="float">
            <text:p>1658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5765" calcext:value-type="float">
            <text:p>795765</text:p>
          </table:table-cell>
          <table:table-cell office:value-type="float" office:value="193104" calcext:value-type="float">
            <text:p>193104</text:p>
          </table:table-cell>
          <table:table-cell office:value-type="float" office:value="34516" calcext:value-type="float">
            <text:p>3451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1965" calcext:value-type="float">
            <text:p>1691965</text:p>
          </table:table-cell>
          <table:table-cell office:value-type="float" office:value="448693" calcext:value-type="float">
            <text:p>448693</text:p>
          </table:table-cell>
          <table:table-cell office:value-type="float" office:value="72640" calcext:value-type="float">
            <text:p>7264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6179" calcext:value-type="float">
            <text:p>3636179</text:p>
          </table:table-cell>
          <table:table-cell office:value-type="float" office:value="927259" calcext:value-type="float">
            <text:p>927259</text:p>
          </table:table-cell>
          <table:table-cell office:value-type="float" office:value="148041" calcext:value-type="float">
            <text:p>14804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41273" calcext:value-type="float">
            <text:p>7341273</text:p>
          </table:table-cell>
          <table:table-cell office:value-type="float" office:value="1780701" calcext:value-type="float">
            <text:p>1780701</text:p>
          </table:table-cell>
          <table:table-cell office:value-type="float" office:value="299417" calcext:value-type="float">
            <text:p>29941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48928" calcext:value-type="float">
            <text:p>15448928</text:p>
          </table:table-cell>
          <table:table-cell office:value-type="float" office:value="4055242" calcext:value-type="float">
            <text:p>4055242</text:p>
          </table:table-cell>
          <table:table-cell office:value-type="float" office:value="620108" calcext:value-type="float">
            <text:p>62010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28477" calcext:value-type="float">
            <text:p>31828477</text:p>
          </table:table-cell>
          <table:table-cell office:value-type="float" office:value="8161559" calcext:value-type="float">
            <text:p>8161559</text:p>
          </table:table-cell>
          <table:table-cell office:value-type="float" office:value="1278396" calcext:value-type="float">
            <text:p>127839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01730" calcext:value-type="float">
            <text:p>66001730</text:p>
          </table:table-cell>
          <table:table-cell office:value-type="float" office:value="18215470" calcext:value-type="float">
            <text:p>18215470</text:p>
          </table:table-cell>
          <table:table-cell office:value-type="float" office:value="2632715" calcext:value-type="float">
            <text:p>26327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7" calcext:value-type="float">
            <text:p>347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6" calcext:value-type="float">
            <text:p>456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16" calcext:value-type="float">
            <text:p>916</text:p>
          </table:table-cell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63" calcext:value-type="float">
            <text:p>1863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22" calcext:value-type="float">
            <text:p>3722</text:p>
          </table:table-cell>
          <table:table-cell office:value-type="float" office:value="922" calcext:value-type="float">
            <text:p>922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490" calcext:value-type="float">
            <text:p>7490</text:p>
          </table:table-cell>
          <table:table-cell office:value-type="float" office:value="2007" calcext:value-type="float">
            <text:p>2007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4825" calcext:value-type="float">
            <text:p>14825</text:p>
          </table:table-cell>
          <table:table-cell office:value-type="float" office:value="4021" calcext:value-type="float">
            <text:p>4021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669" calcext:value-type="float">
            <text:p>30669</text:p>
          </table:table-cell>
          <table:table-cell office:value-type="float" office:value="8425" calcext:value-type="float">
            <text:p>8425</text:p>
          </table:table-cell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6765" calcext:value-type="float">
            <text:p>66765</text:p>
          </table:table-cell>
          <table:table-cell office:value-type="float" office:value="17854" calcext:value-type="float">
            <text:p>17854</text:p>
          </table:table-cell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0483" calcext:value-type="float">
            <text:p>160483</text:p>
          </table:table-cell>
          <table:table-cell office:value-type="float" office:value="41554" calcext:value-type="float">
            <text:p>41554</text:p>
          </table:table-cell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6132" calcext:value-type="float">
            <text:p>326132</text:p>
          </table:table-cell>
          <table:table-cell office:value-type="float" office:value="79324" calcext:value-type="float">
            <text:p>79324</text:p>
          </table:table-cell>
          <table:table-cell office:value-type="float" office:value="16583" calcext:value-type="float">
            <text:p>16583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95765" calcext:value-type="float">
            <text:p>795765</text:p>
          </table:table-cell>
          <table:table-cell office:value-type="float" office:value="193104" calcext:value-type="float">
            <text:p>193104</text:p>
          </table:table-cell>
          <table:table-cell office:value-type="float" office:value="34516" calcext:value-type="float">
            <text:p>34516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91965" calcext:value-type="float">
            <text:p>1691965</text:p>
          </table:table-cell>
          <table:table-cell office:value-type="float" office:value="448693" calcext:value-type="float">
            <text:p>448693</text:p>
          </table:table-cell>
          <table:table-cell office:value-type="float" office:value="72640" calcext:value-type="float">
            <text:p>72640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636179" calcext:value-type="float">
            <text:p>3636179</text:p>
          </table:table-cell>
          <table:table-cell office:value-type="float" office:value="927259" calcext:value-type="float">
            <text:p>927259</text:p>
          </table:table-cell>
          <table:table-cell office:value-type="float" office:value="148041" calcext:value-type="float">
            <text:p>148041</text:p>
          </table:table-cell>
          <table:table-cell table:number-columns-repeated="4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341273" calcext:value-type="float">
            <text:p>7341273</text:p>
          </table:table-cell>
          <table:table-cell office:value-type="float" office:value="1780701" calcext:value-type="float">
            <text:p>1780701</text:p>
          </table:table-cell>
          <table:table-cell office:value-type="float" office:value="299417" calcext:value-type="float">
            <text:p>299417</text:p>
          </table:table-cell>
          <table:table-cell table:number-columns-repeated="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448928" calcext:value-type="float">
            <text:p>15448928</text:p>
          </table:table-cell>
          <table:table-cell office:value-type="float" office:value="4055242" calcext:value-type="float">
            <text:p>4055242</text:p>
          </table:table-cell>
          <table:table-cell office:value-type="float" office:value="620108" calcext:value-type="float">
            <text:p>620108</text:p>
          </table:table-cell>
          <table:table-cell table:number-columns-repeated="4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1828477" calcext:value-type="float">
            <text:p>31828477</text:p>
          </table:table-cell>
          <table:table-cell office:value-type="float" office:value="8161559" calcext:value-type="float">
            <text:p>8161559</text:p>
          </table:table-cell>
          <table:table-cell office:value-type="float" office:value="1278396" calcext:value-type="float">
            <text:p>1278396</text:p>
          </table:table-cell>
          <table:table-cell table:number-columns-repeated="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6001730" calcext:value-type="float">
            <text:p>66001730</text:p>
          </table:table-cell>
          <table:table-cell office:value-type="float" office:value="18215470" calcext:value-type="float">
            <text:p>18215470</text:p>
          </table:table-cell>
          <table:table-cell office:value-type="float" office:value="2632715" calcext:value-type="float">
            <text:p>26327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9T22:30:04.772144595</dc:date>
    <dc:creator>Douglas Koerich</dc:creator>
    <meta:document-statistic meta:table-count="1" meta:cell-count="26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2.707cm" style:legend-expansion="high" chart:style-name="ch2"/>
        <chart:plot-area chart:style-name="ch3" table:cell-range-address="Sheet1.A1:Sheet1.H14" chart:data-source-has-labels="both" svg:x="0.32cm" svg:y="0.18cm" svg:width="12.693cm" svg:height="8.64cm">
          <chartooo:coordinate-region svg:x="2.238cm" svg:y="0.379cm" svg:width="10.31cm" svg:height="7.396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line">
            <chart:data-point chart:repeated="13"/>
          </chart:series>
          <chart:series chart:style-name="ch7" chart:values-cell-range-address="Sheet1.C2:Sheet1.C14" chart:label-cell-address="Sheet1.C1:Sheet1.C1" chart:class="chart:line">
            <chart:data-point chart:repeated="13"/>
          </chart:series>
          <chart:series chart:style-name="ch8" chart:values-cell-range-address="Sheet1.D2:Sheet1.D14" chart:label-cell-address="Sheet1.D1:Sheet1.D1" chart:class="chart:line">
            <chart:data-point chart:repeated="13"/>
          </chart:series>
          <chart:series chart:style-name="ch9" chart:values-cell-range-address="Sheet1.E2:Sheet1.E14" chart:label-cell-address="Sheet1.E1:Sheet1.E1" chart:class="chart:line">
            <chart:data-point chart:repeated="13"/>
          </chart:series>
          <chart:series chart:style-name="ch10" chart:values-cell-range-address="Sheet1.F2:Sheet1.F14" chart:label-cell-address="Sheet1.F1:Sheet1.F1" chart:class="chart:line">
            <chart:data-point chart:repeated="13"/>
          </chart:series>
          <chart:series chart:style-name="ch11" chart:values-cell-range-address="Sheet1.G2:Sheet1.G14" chart:label-cell-address="Sheet1.G1:Sheet1.G1" chart:class="chart:line">
            <chart:data-point chart:repeated="13"/>
          </chart:series>
          <chart:series chart:style-name="ch12" chart:values-cell-range-address="Sheet1.H2:Sheet1.H14" chart:label-cell-address="Sheet1.H1:Sheet1.H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Sheet1.B1:Sheet1.B1</svg:desc>
                </draw:g>
              </table:table-cell>
              <table:table-cell office:value-type="string">
                <text:p>Selecao</text:p>
                <draw:g>
                  <svg:desc>Sheet1.C1:Sheet1.C1</svg:desc>
                </draw:g>
              </table:table-cell>
              <table:table-cell office:value-type="string">
                <text:p>Insercao</text:p>
                <draw:g>
                  <svg:desc>Sheet1.D1:Sheet1.D1</svg:desc>
                </draw:g>
              </table:table-cell>
              <table:table-cell office:value-type="string">
                <text:p>Shell</text:p>
                <draw:g>
                  <svg:desc>Sheet1.E1:Sheet1.E1</svg:desc>
                </draw:g>
              </table:table-cell>
              <table:table-cell office:value-type="string">
                <text:p>Radix</text:p>
                <draw:g>
                  <svg:desc>Sheet1.F1:Sheet1.F1</svg:desc>
                </draw:g>
              </table:table-cell>
              <table:table-cell office:value-type="string">
                <text:p>Merge</text:p>
                <draw:g>
                  <svg:desc>Sheet1.G1:Sheet1.G1</svg:desc>
                </draw:g>
              </table:table-cell>
              <table:table-cell office:value-type="string">
                <text:p>Quick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2:Sheet1.A14</svg:desc>
                </draw:g>
              </table:table-cell>
              <table:table-cell office:value-type="float" office:value="11">
                <text:p>11</text:p>
                <draw:g>
                  <svg:desc>Sheet1.B2:Sheet1.B14</svg:desc>
                </draw:g>
              </table:table-cell>
              <table:table-cell office:value-type="float" office:value="4">
                <text:p>4</text:p>
                <draw:g>
                  <svg:desc>Sheet1.C2:Sheet1.C14</svg:desc>
                </draw:g>
              </table:table-cell>
              <table:table-cell office:value-type="float" office:value="5">
                <text:p>5</text:p>
                <draw:g>
                  <svg:desc>Sheet1.D2:Sheet1.D14</svg:desc>
                </draw:g>
              </table:table-cell>
              <table:table-cell office:value-type="float" office:value="5">
                <text:p>5</text:p>
                <draw:g>
                  <svg:desc>Sheet1.E2:Sheet1.E14</svg:desc>
                </draw:g>
              </table:table-cell>
              <table:table-cell office:value-type="float" office:value="51">
                <text:p>51</text:p>
                <draw:g>
                  <svg:desc>Sheet1.F2:Sheet1.F14</svg:desc>
                </draw:g>
              </table:table-cell>
              <table:table-cell office:value-type="float" office:value="13">
                <text:p>13</text:p>
                <draw:g>
                  <svg:desc>Sheet1.G2:Sheet1.G14</svg:desc>
                </draw:g>
              </table:table-cell>
              <table:table-cell office:value-type="float" office:value="3">
                <text:p>3</text:p>
                <draw:g>
                  <svg:desc>Sheet1.H2:Sheet1.H14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30">
                <text:p>530</text:p>
              </table:table-cell>
              <table:table-cell office:value-type="float" office:value="102">
                <text:p>102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347">
                <text:p>347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975">
                <text:p>1975</text:p>
              </table:table-cell>
              <table:table-cell office:value-type="float" office:value="315">
                <text:p>315</text:p>
              </table:table-cell>
              <table:table-cell office:value-type="float" office:value="510">
                <text:p>510</text:p>
              </table:table-cell>
              <table:table-cell office:value-type="float" office:value="398">
                <text:p>398</text:p>
              </table:table-cell>
              <table:table-cell office:value-type="float" office:value="456">
                <text:p>456</text:p>
              </table:table-cell>
              <table:table-cell office:value-type="float" office:value="106">
                <text:p>1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673">
                <text:p>5673</text:p>
              </table:table-cell>
              <table:table-cell office:value-type="float" office:value="969">
                <text:p>969</text:p>
              </table:table-cell>
              <table:table-cell office:value-type="float" office:value="1973">
                <text:p>1973</text:p>
              </table:table-cell>
              <table:table-cell office:value-type="float" office:value="1539">
                <text:p>1539</text:p>
              </table:table-cell>
              <table:table-cell office:value-type="float" office:value="916">
                <text:p>916</text:p>
              </table:table-cell>
              <table:table-cell office:value-type="float" office:value="219">
                <text:p>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2652">
                <text:p>22652</text:p>
              </table:table-cell>
              <table:table-cell office:value-type="float" office:value="3808">
                <text:p>3808</text:p>
              </table:table-cell>
              <table:table-cell office:value-type="float" office:value="7481">
                <text:p>7481</text:p>
              </table:table-cell>
              <table:table-cell office:value-type="float" office:value="5981">
                <text:p>5981</text:p>
              </table:table-cell>
              <table:table-cell office:value-type="float" office:value="1863">
                <text:p>1863</text:p>
              </table:table-cell>
              <table:table-cell office:value-type="float" office:value="450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9573">
                <text:p>89573</text:p>
              </table:table-cell>
              <table:table-cell office:value-type="float" office:value="15104">
                <text:p>15104</text:p>
              </table:table-cell>
              <table:table-cell office:value-type="float" office:value="29694">
                <text:p>29694</text:p>
              </table:table-cell>
              <table:table-cell office:value-type="float" office:value="23878">
                <text:p>23878</text:p>
              </table:table-cell>
              <table:table-cell office:value-type="float" office:value="3722">
                <text:p>3722</text:p>
              </table:table-cell>
              <table:table-cell office:value-type="float" office:value="922">
                <text:p>92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57773">
                <text:p>357773</text:p>
              </table:table-cell>
              <table:table-cell office:value-type="float" office:value="60235">
                <text:p>60235</text:p>
              </table:table-cell>
              <table:table-cell office:value-type="float" office:value="118963">
                <text:p>118963</text:p>
              </table:table-cell>
              <table:table-cell office:value-type="float" office:value="94254">
                <text:p>94254</text:p>
              </table:table-cell>
              <table:table-cell office:value-type="float" office:value="7490">
                <text:p>7490</text:p>
              </table:table-cell>
              <table:table-cell office:value-type="float" office:value="2007">
                <text:p>200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35733">
                <text:p>1435733</text:p>
              </table:table-cell>
              <table:table-cell office:value-type="float" office:value="242927">
                <text:p>242927</text:p>
              </table:table-cell>
              <table:table-cell office:value-type="float" office:value="478435">
                <text:p>478435</text:p>
              </table:table-cell>
              <table:table-cell office:value-type="float" office:value="374978">
                <text:p>374978</text:p>
              </table:table-cell>
              <table:table-cell office:value-type="float" office:value="14825">
                <text:p>14825</text:p>
              </table:table-cell>
              <table:table-cell office:value-type="float" office:value="4021">
                <text:p>4021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744623">
                <text:p>5744623</text:p>
              </table:table-cell>
              <table:table-cell office:value-type="float" office:value="975070">
                <text:p>975070</text:p>
              </table:table-cell>
              <table:table-cell office:value-type="float" office:value="1899815">
                <text:p>1899815</text:p>
              </table:table-cell>
              <table:table-cell office:value-type="float" office:value="1496316">
                <text:p>1496316</text:p>
              </table:table-cell>
              <table:table-cell office:value-type="float" office:value="30669">
                <text:p>30669</text:p>
              </table:table-cell>
              <table:table-cell office:value-type="float" office:value="8425">
                <text:p>842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980504">
                <text:p>22980504</text:p>
              </table:table-cell>
              <table:table-cell office:value-type="float" office:value="3899630">
                <text:p>3899630</text:p>
              </table:table-cell>
              <table:table-cell office:value-type="float" office:value="7600992">
                <text:p>7600992</text:p>
              </table:table-cell>
              <table:table-cell office:value-type="float" office:value="5977944">
                <text:p>5977944</text:p>
              </table:table-cell>
              <table:table-cell office:value-type="float" office:value="66765">
                <text:p>66765</text:p>
              </table:table-cell>
              <table:table-cell office:value-type="float" office:value="17854">
                <text:p>17854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92135161">
                <text:p>92135161</text:p>
              </table:table-cell>
              <table:table-cell office:value-type="float" office:value="15618357">
                <text:p>15618357</text:p>
              </table:table-cell>
              <table:table-cell office:value-type="float" office:value="30374179">
                <text:p>30374179</text:p>
              </table:table-cell>
              <table:table-cell office:value-type="float" office:value="23846341">
                <text:p>23846341</text:p>
              </table:table-cell>
              <table:table-cell office:value-type="float" office:value="160483">
                <text:p>160483</text:p>
              </table:table-cell>
              <table:table-cell office:value-type="float" office:value="41554">
                <text:p>41554</text:p>
              </table:table-cell>
              <table:table-cell office:value-type="float" office:value="8070">
                <text:p>8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692cm" svg:y="3.706cm" style:legend-expansion="high" chart:style-name="ch2"/>
        <chart:plot-area chart:style-name="ch3" table:cell-range-address="Sheet1.A24:Sheet1.D45" chart:data-source-has-labels="both" svg:x="0.319cm" svg:y="0.18cm" svg:width="13.054cm" svg:height="8.646cm">
          <chartooo:coordinate-region svg:x="2.052cm" svg:y="0.379cm" svg:width="11.18cm" svg:height="6.869cm"/>
          <chart:axis chart:dimension="x" chart:name="primary-x" chart:style-name="ch4" chartooo:axis-type="auto">
            <chartooo:date-scale/>
            <chart:categories table:cell-range-address="Sheet1.A25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45" chart:label-cell-address="Sheet1.B24:Sheet1.B24" chart:class="chart:line">
            <chart:data-point chart:repeated="21"/>
          </chart:series>
          <chart:series chart:style-name="ch7" chart:values-cell-range-address="Sheet1.C25:Sheet1.C45" chart:label-cell-address="Sheet1.C24:Sheet1.C24" chart:class="chart:line">
            <chart:data-point chart:repeated="21"/>
          </chart:series>
          <chart:series chart:style-name="ch8" chart:values-cell-range-address="Sheet1.D25:Sheet1.D45" chart:label-cell-address="Sheet1.D24:Sheet1.D2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</text:p>
                <draw:g>
                  <svg:desc>Sheet1.B24:Sheet1.B24</svg:desc>
                </draw:g>
              </table:table-cell>
              <table:table-cell office:value-type="string">
                <text:p>Merge</text:p>
                <draw:g>
                  <svg:desc>Sheet1.C24:Sheet1.C24</svg:desc>
                </draw:g>
              </table:table-cell>
              <table:table-cell office:value-type="string">
                <text:p>Quick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25:Sheet1.A45</svg:desc>
                </draw:g>
              </table:table-cell>
              <table:table-cell office:value-type="float" office:value="51">
                <text:p>51</text:p>
                <draw:g>
                  <svg:desc>Sheet1.B25:Sheet1.B45</svg:desc>
                </draw:g>
              </table:table-cell>
              <table:table-cell office:value-type="float" office:value="13">
                <text:p>13</text:p>
                <draw:g>
                  <svg:desc>Sheet1.C25:Sheet1.C45</svg:desc>
                </draw:g>
              </table:table-cell>
              <table:table-cell office:value-type="float" office:value="3">
                <text:p>3</text:p>
                <draw:g>
                  <svg:desc>Sheet1.D25:Sheet1.D4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2">
                <text:p>172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7">
                <text:p>347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56">
                <text:p>456</text:p>
              </table:table-cell>
              <table:table-cell office:value-type="float" office:value="106">
                <text:p>1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16">
                <text:p>916</text:p>
              </table:table-cell>
              <table:table-cell office:value-type="float" office:value="219">
                <text:p>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863">
                <text:p>1863</text:p>
              </table:table-cell>
              <table:table-cell office:value-type="float" office:value="450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722">
                <text:p>3722</text:p>
              </table:table-cell>
              <table:table-cell office:value-type="float" office:value="922">
                <text:p>92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490">
                <text:p>7490</text:p>
              </table:table-cell>
              <table:table-cell office:value-type="float" office:value="2007">
                <text:p>200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825">
                <text:p>14825</text:p>
              </table:table-cell>
              <table:table-cell office:value-type="float" office:value="4021">
                <text:p>4021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0669">
                <text:p>30669</text:p>
              </table:table-cell>
              <table:table-cell office:value-type="float" office:value="8425">
                <text:p>842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66765">
                <text:p>66765</text:p>
              </table:table-cell>
              <table:table-cell office:value-type="float" office:value="17854">
                <text:p>17854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60483">
                <text:p>160483</text:p>
              </table:table-cell>
              <table:table-cell office:value-type="float" office:value="41554">
                <text:p>41554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26132">
                <text:p>326132</text:p>
              </table:table-cell>
              <table:table-cell office:value-type="float" office:value="79324">
                <text:p>79324</text:p>
              </table:table-cell>
              <table:table-cell office:value-type="float" office:value="16583">
                <text:p>16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795765">
                <text:p>795765</text:p>
              </table:table-cell>
              <table:table-cell office:value-type="float" office:value="193104">
                <text:p>193104</text:p>
              </table:table-cell>
              <table:table-cell office:value-type="float" office:value="34516">
                <text:p>3451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691965">
                <text:p>1691965</text:p>
              </table:table-cell>
              <table:table-cell office:value-type="float" office:value="448693">
                <text:p>448693</text:p>
              </table:table-cell>
              <table:table-cell office:value-type="float" office:value="72640">
                <text:p>72640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3636179">
                <text:p>3636179</text:p>
              </table:table-cell>
              <table:table-cell office:value-type="float" office:value="927259">
                <text:p>927259</text:p>
              </table:table-cell>
              <table:table-cell office:value-type="float" office:value="148041">
                <text:p>14804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341273">
                <text:p>7341273</text:p>
              </table:table-cell>
              <table:table-cell office:value-type="float" office:value="1780701">
                <text:p>1780701</text:p>
              </table:table-cell>
              <table:table-cell office:value-type="float" office:value="299417">
                <text:p>29941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5448928">
                <text:p>15448928</text:p>
              </table:table-cell>
              <table:table-cell office:value-type="float" office:value="4055242">
                <text:p>4055242</text:p>
              </table:table-cell>
              <table:table-cell office:value-type="float" office:value="620108">
                <text:p>62010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1828477">
                <text:p>31828477</text:p>
              </table:table-cell>
              <table:table-cell office:value-type="float" office:value="8161559">
                <text:p>8161559</text:p>
              </table:table-cell>
              <table:table-cell office:value-type="float" office:value="1278396">
                <text:p>127839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66001730">
                <text:p>66001730</text:p>
              </table:table-cell>
              <table:table-cell office:value-type="float" office:value="18215470">
                <text:p>18215470</text:p>
              </table:table-cell>
              <table:table-cell office:value-type="float" office:value="2632715">
                <text:p>2632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